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Ultrafine_20_2_20_Dots_20_3_20_Dashes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/>
    </style:style>
    <style:style style:name="gr17" style:family="graphic" style:parent-style-name="standard">
      <style:graphic-properties draw:stroke="dash" draw:stroke-dash="Fine_20_Dotted" draw:marker-end="Arrow" draw:marker-end-width="0.203cm"/>
    </style:style>
    <style:style style:name="gr1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9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1" style:family="graphic" style:parent-style-name="standard">
      <style:graphic-properties draw:stroke="dash" draw:stroke-dash="_32__20_Dots_20_1_20_Dash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8cm" fo:min-width="1.513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513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draw:line-skew="-0.045cm" svg:x1="18.164cm" svg:y1="2.866cm" svg:x2="19.444cm" svg:y2="2.438cm" draw:start-shape="id1" draw:start-glue-point="6" draw:end-shape="id1" draw:end-glue-point="4" svg:d="m18164 2866c-817 0-681-465-157-760s1437-419 1437 332">
          <text:p/>
        </draw:connector>
        <draw:connector draw:style-name="gr3" draw:text-style-name="P3" draw:layer="layout" draw:type="curve" draw:line-skew="-0.22cm -0.249cm" svg:x1="18.164cm" svg:y1="2.866cm" svg:x2="19.444cm" svg:y2="2.438cm" draw:start-shape="id1" draw:start-glue-point="6" draw:end-shape="id1" draw:end-glue-point="4" svg:d="m18164 2866c-1080 0-900-589-310-978s1590-575 1590 550">
          <text:p/>
        </draw:connector>
        <draw:custom-shape draw:style-name="gr4" draw:text-style-name="P4" draw:id="id2" draw:layer="layout" svg:width="2.579cm" svg:height="0.605cm" svg:x="16.769cm" svg:y="5.3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7cm" svg:y1="5.214cm" svg:x2="19.445cm" svg:y2="3.295cm" draw:start-shape="id2" draw:start-glue-point="4" draw:end-shape="id1" svg:d="m18057 5214c0-757 1388 202 1388-1919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4cm" svg:y2="5.945cm" draw:start-shape="id3" draw:start-glue-point="4" draw:end-shape="id2" draw:end-glue-point="7" svg:d="m12653 7341c0-954 4111-256 4111-1396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4cm" svg:y2="5.945cm" draw:start-shape="id4" draw:start-glue-point="4" draw:end-shape="id2" draw:end-glue-point="7" svg:d="m17707 7341c0-954-943-256-943-1396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0.487cm" svg:x1="24.07cm" svg:y1="9.601cm" svg:x2="19.35cm" svg:y2="5.945cm" draw:start-shape="id5" draw:start-glue-point="4" draw:end-shape="id2" draw:end-glue-point="9" svg:d="m24070 9601c0-3379-4720-1552-4720-3656">
          <text:p/>
        </draw:connector>
        <draw:connector draw:style-name="gr3" draw:text-style-name="P3" draw:layer="layout" draw:type="curve" svg:x1="24.07cm" svg:y1="9.601cm" svg:x2="19.35cm" svg:y2="5.945cm" draw:start-shape="id5" draw:start-glue-point="4" draw:end-shape="id2" draw:end-glue-point="9" svg:d="m24070 9601c0-2649-4720-821-4720-3656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1.106cm" svg:y="12.408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521cm" svg:y1="12.274cm" svg:x2="12.653cm" svg:y2="8.256cm" draw:start-shape="id7" draw:start-glue-point="4" draw:end-shape="id3" svg:d="m12521 12274c0-3015 132-1006 132-4018">
          <text:p/>
        </draw:connector>
        <draw:connector draw:style-name="gr3" draw:text-style-name="P3" draw:layer="layout" draw:type="curve" svg:x1="13.941cm" svg:y1="12.407cm" svg:x2="22.946cm" svg:y2="10.381cm" draw:start-shape="id7" draw:start-glue-point="11" draw:end-shape="id5" draw:end-glue-point="7" svg:d="m13941 12407c0-1519 9005-507 9005-2026">
          <text:p/>
        </draw:connector>
        <draw:custom-shape draw:style-name="gr11" draw:text-style-name="P2" draw:id="id8" draw:layer="layout" svg:width="2.205cm" svg:height="0.605cm" svg:x="1.535cm" svg:y="26.72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3.416cm" svg:y1="26.807cm" svg:x2="16.387cm" svg:y2="19.418cm" draw:start-shape="id8" draw:start-glue-point="11" draw:end-shape="id9" draw:end-glue-point="8" svg:d="m3416 26807c0-5608 12971-1914 12971-7389">
          <text:p/>
        </draw:connector>
        <draw:connector draw:style-name="gr3" draw:text-style-name="P3" draw:layer="layout" draw:type="curve" svg:x1="1.856cm" svg:y1="26.807cm" svg:x2="23.053cm" svg:y2="25.464cm" draw:start-shape="id8" draw:start-glue-point="5" draw:end-shape="id10" draw:end-glue-point="7" svg:d="m1856 26807c0-1003 21197-332 21197-1343">
          <text:p/>
        </draw:connector>
        <draw:custom-shape draw:style-name="gr12" draw:text-style-name="P2" draw:id="id11" draw:layer="layout" svg:width="2.474cm" svg:height="0.647cm" svg:x="22.647cm" svg:y="14.326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4.419cm" svg:x2="24.756cm" svg:y2="12.961cm" draw:start-shape="id11" draw:start-glue-point="11" draw:end-shape="id6" draw:end-glue-point="9" svg:d="m24758 14419c0-1093-2-365-2-1458">
          <text:p/>
        </draw:connector>
        <draw:connector draw:style-name="gr3" draw:text-style-name="P3" draw:layer="layout" draw:type="curve" svg:x1="23.008cm" svg:y1="14.419cm" svg:x2="22.991cm" svg:y2="12.961cm" draw:start-shape="id11" draw:start-glue-point="5" draw:end-shape="id6" draw:end-glue-point="7" svg:d="m23008 14419c0-1093-17-365-17-1458">
          <text:p/>
        </draw:connector>
        <draw:custom-shape draw:style-name="gr13" draw:text-style-name="P2" draw:id="id9" draw:layer="layout" svg:width="3.497cm" svg:height="0.647cm" svg:x="14.639cm" svg:y="18.771cm">
          <text:p text:style-name="P1"><text:span text:style-name="T1">Advanced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7.624cm" svg:y1="18.864cm" svg:x2="17.707cm" svg:y2="8.122cm" draw:start-shape="id9" draw:start-glue-point="11" draw:end-shape="id4" draw:end-glue-point="8" svg:d="m17624 18864c0-8128 83-2758 83-10742">
          <text:p/>
        </draw:connector>
        <draw:connector draw:style-name="gr3" draw:text-style-name="P3" draw:layer="layout" draw:type="curve" svg:x1="15.149cm" svg:y1="18.864cm" svg:x2="23.008cm" svg:y2="14.878cm" draw:start-shape="id9" draw:start-glue-point="5" draw:end-shape="id11" draw:end-glue-point="7" svg:d="m15149 18864c0-2989 7859-997 7859-3986">
          <text:p/>
        </draw:connector>
        <draw:custom-shape draw:style-name="gr14" draw:text-style-name="P2" draw:id="id12" draw:layer="layout" svg:width="2.453cm" svg:height="0.647cm" svg:x="22.668cm" svg:y="21.31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21.404cm" svg:x2="24.674cm" svg:y2="19.335cm" draw:start-shape="id12" draw:start-glue-point="11" draw:end-shape="id13" draw:end-glue-point="9" svg:d="m24761 21404c0-1552-87-518-87-2069">
          <text:p/>
        </draw:connector>
        <draw:connector draw:style-name="gr3" draw:text-style-name="P3" draw:layer="layout" draw:type="curve" svg:x1="23.026cm" svg:y1="21.404cm" svg:x2="22.939cm" svg:y2="19.335cm" draw:start-shape="id12" draw:start-glue-point="5" draw:end-shape="id13" draw:end-glue-point="7" svg:d="m23026 21404c0-1552-87-518-87-2069">
          <text:p/>
        </draw:connector>
        <draw:custom-shape draw:style-name="gr13" draw:text-style-name="P2" draw:id="id14" draw:layer="layout" svg:width="3.125cm" svg:height="0.647cm" svg:x="27.026cm" svg:y="23.216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9.692cm" svg:y1="23.309cm" svg:x2="24.761cm" svg:y2="21.863cm" draw:start-shape="id14" draw:start-glue-point="11" draw:end-shape="id12" draw:end-glue-point="9" svg:d="m29692 23309c0-1084-4931-362-4931-1446">
          <text:p/>
        </draw:connector>
        <draw:connector draw:style-name="gr3" draw:text-style-name="P3" draw:layer="layout" draw:type="curve" svg:x1="27.482cm" svg:y1="23.309cm" svg:x2="23.026cm" svg:y2="21.863cm" draw:start-shape="id14" draw:start-glue-point="5" draw:end-shape="id12" draw:end-glue-point="7" svg:d="m27482 23309c0-1084-4456-362-4456-1446">
          <text:p/>
        </draw:connector>
        <draw:custom-shape draw:style-name="gr14" draw:text-style-name="P2" draw:id="id13" draw:layer="layout" svg:width="2.453cm" svg:height="0.647cm" svg:x="22.581cm" svg:y="18.783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939cm" svg:y1="18.876cm" svg:x2="23.008cm" svg:y2="14.878cm" draw:start-shape="id13" draw:start-glue-point="5" draw:end-shape="id11" draw:end-glue-point="7" svg:d="m22939 18876c0-2998 69-1000 69-3998">
          <text:p/>
        </draw:connector>
        <draw:custom-shape draw:style-name="gr13" draw:text-style-name="P2" draw:id="id10" draw:layer="layout" svg:width="3.125cm" svg:height="0.647cm" svg:x="22.597cm" svg:y="24.912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25.005cm" svg:x2="24.761cm" svg:y2="21.863cm" draw:start-shape="id10" draw:start-glue-point="11" draw:end-shape="id12" draw:end-glue-point="9" svg:d="m25263 25005c0-2356-502-786-502-3142">
          <text:p/>
        </draw:connector>
        <draw:connector draw:style-name="gr3" draw:text-style-name="P3" draw:layer="layout" draw:type="curve" svg:x1="23.053cm" svg:y1="25.005cm" svg:x2="23.026cm" svg:y2="21.863cm" draw:start-shape="id10" draw:start-glue-point="5" draw:end-shape="id12" draw:end-glue-point="7" svg:d="m23053 25005c0-2356-27-786-27-3142">
          <text:p/>
        </draw:connector>
        <draw:custom-shape draw:style-name="gr13" draw:text-style-name="P2" draw:id="id15" draw:layer="layout" svg:width="3.125cm" svg:height="0.647cm" svg:x="15.63cm" svg:y="29.845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192cm" svg:y1="29.845cm" svg:x2="23.053cm" svg:y2="25.464cm" draw:start-shape="id15" draw:start-glue-point="4" draw:end-shape="id10" draw:end-glue-point="7" svg:d="m17192 29845c0-3216 5861-1026 5861-4381">
          <text:p/>
        </draw:connector>
        <draw:custom-shape draw:style-name="gr13" draw:text-style-name="P2" draw:id="id16" draw:layer="layout" svg:width="3.125cm" svg:height="0.647cm" svg:x="9.501cm" svg:y="29.722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167cm" svg:y1="29.815cm" svg:x2="12.522cm" svg:y2="13.055cm" draw:start-shape="id16" draw:start-glue-point="11" draw:end-shape="id7" draw:end-glue-point="8" svg:d="m12167 29815c0-12642 355-4262 355-16760">
          <text:p/>
        </draw:connector>
        <draw:connector draw:style-name="gr3" draw:text-style-name="P3" draw:layer="layout" draw:type="curve" svg:x1="9.957cm" svg:y1="29.815cm" svg:x2="23.053cm" svg:y2="25.464cm" draw:start-shape="id16" draw:start-glue-point="5" draw:end-shape="id10" draw:end-glue-point="7" svg:d="m9957 29815c0-3264 13096-1089 13096-4351">
          <text:p/>
        </draw:connector>
        <draw:custom-shape draw:style-name="gr13" draw:text-style-name="P2" draw:id="id17" draw:layer="layout" svg:width="3.125cm" svg:height="0.647cm" svg:x="4.421cm" svg:y="29.722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7.087cm" svg:y1="29.815cm" svg:x2="12.653cm" svg:y2="8.122cm" draw:start-shape="id17" draw:start-glue-point="11" draw:end-shape="id3" draw:end-glue-point="8" svg:d="m7087 29815c0-25245 5566-14399 5566-21693">
          <text:p/>
        </draw:connector>
        <draw:connector draw:style-name="gr3" draw:text-style-name="P3" draw:layer="layout" draw:type="curve" svg:x1="4.877cm" svg:y1="29.815cm" svg:x2="23.053cm" svg:y2="25.464cm" draw:start-shape="id17" draw:start-glue-point="5" draw:end-shape="id10" draw:end-glue-point="7" svg:d="m4877 29815c0-3264 18176-1089 18176-4351">
          <text:p/>
        </draw:connector>
        <draw:custom-shape draw:style-name="gr13" draw:text-style-name="P2" draw:id="id18" draw:layer="layout" svg:width="3.125cm" svg:height="0.647cm" svg:x="22.597cm" svg:y="32.03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63cm" svg:y1="32.123cm" svg:x2="25.263cm" svg:y2="25.464cm" draw:start-shape="id18" draw:start-glue-point="11" draw:end-shape="id10" draw:end-glue-point="9" svg:d="m25263 32123v-6659">
          <text:p/>
        </draw:connector>
        <draw:connector draw:style-name="gr3" draw:text-style-name="P3" draw:layer="layout" draw:type="curve" svg:x1="23.053cm" svg:y1="32.123cm" svg:x2="23.053cm" svg:y2="25.464cm" draw:start-shape="id18" draw:start-glue-point="5" draw:end-shape="id10" draw:end-glue-point="7" svg:d="m23053 32123v-6659">
          <text:p/>
        </draw:connector>
        <draw:connector draw:style-name="gr15" draw:text-style-name="P3" draw:layer="layout" draw:type="curve" svg:x1="19.354cm" svg:y1="7.798cm" svg:x2="22.483cm" svg:y2="10.058cm" draw:start-shape="id4" draw:start-glue-point="10" draw:end-shape="id5" draw:end-glue-point="6" svg:d="m19354 7798c2344 0 780 2260 3129 2260">
          <text:p/>
        </draw:connector>
        <draw:connector draw:style-name="gr16" draw:layer="layout" draw:type="curve" draw:line-skew="-2.721cm" svg:x1="14.156cm" svg:y1="7.798cm" svg:x2="22.483cm" svg:y2="10.058cm" draw:start-shape="id3" draw:start-glue-point="10" draw:end-shape="id5" draw:end-glue-point="6" svg:d="m14156 7798c2161 0-2002 2260 8327 2260">
          <text:p/>
        </draw:connector>
        <draw:connector draw:style-name="gr17" draw:text-style-name="P3" draw:layer="layout" draw:type="curve" svg:x1="13.939cm" svg:y1="12.731cm" svg:x2="22.628cm" svg:y2="12.732cm" draw:start-shape="id7" draw:start-glue-point="10" draw:end-shape="id6" draw:end-glue-point="6" svg:d="m13939 12731c6516 0 2172 1 8689 1">
          <text:p/>
        </draw:connector>
        <draw:connector draw:style-name="gr15" draw:text-style-name="P3" draw:layer="layout" draw:type="curve" svg:x1="18.136cm" svg:y1="19.094cm" svg:x2="22.581cm" svg:y2="19.106cm" draw:start-shape="id9" draw:start-glue-point="10" draw:end-shape="id13" draw:end-glue-point="6" svg:d="m18136 19094c3333 0 1111 12 4445 12">
          <text:p/>
        </draw:connector>
        <draw:connector draw:style-name="gr15" draw:text-style-name="P3" draw:layer="layout" draw:type="curve" svg:x1="3.74cm" svg:y1="27.022cm" svg:x2="22.597cm" svg:y2="25.235cm" draw:start-shape="id8" draw:start-glue-point="10" draw:end-shape="id10" draw:end-glue-point="6" svg:d="m3740 27022c14140 0 4712-1787 18857-1787">
          <text:p/>
        </draw:connector>
        <draw:connector draw:style-name="gr15" draw:text-style-name="P3" draw:layer="layout" draw:type="curve" svg:x1="12.167cm" svg:y1="29.815cm" svg:x2="22.597cm" svg:y2="25.235cm" draw:start-shape="id16" draw:start-glue-point="11" draw:end-shape="id10" draw:end-glue-point="6" svg:d="m12167 29815c0-3054 3476-4580 10430-4580">
          <text:p/>
        </draw:connector>
        <draw:connector draw:style-name="gr15" draw:text-style-name="P3" draw:layer="layout" draw:type="curve" svg:x1="7.087cm" svg:y1="29.815cm" svg:x2="22.597cm" svg:y2="25.235cm" draw:start-shape="id17" draw:start-glue-point="11" draw:end-shape="id10" draw:end-glue-point="6" svg:d="m7087 29815c0-3054 5170-4580 15510-4580">
          <text:p/>
        </draw:connector>
        <draw:connector draw:style-name="gr18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19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7cm" svg:y1="5.214cm" svg:x2="19.444cm" svg:y2="3.295cm" draw:start-shape="id2" draw:start-glue-point="4" draw:end-shape="id1" draw:end-glue-point="8" svg:d="m18057 5214c0-1567 1387-608 1387-1919">
          <text:p/>
        </draw:connector>
        <draw:connector draw:style-name="gr8" draw:text-style-name="P3" draw:layer="layout" draw:type="curve" svg:x1="24.674cm" svg:y1="18.876cm" svg:x2="27.243cm" svg:y2="16.962cm" draw:start-shape="id13" draw:start-glue-point="11" draw:end-shape="id19" draw:end-glue-point="9" svg:d="m24674 18876c0-1413 2569-456 2569-1914">
          <text:p/>
        </draw:connector>
        <draw:custom-shape draw:style-name="gr20" draw:text-style-name="P2" draw:id="id20" draw:layer="layout" svg:width="2.205cm" svg:height="0.605cm" svg:x="27.486cm" svg:y="34.207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588cm" svg:y1="34.207cm" svg:x2="28.588cm" svg:y2="23.863cm" draw:start-shape="id20" draw:end-shape="id14" draw:end-glue-point="8" svg:d="m28588 34207v-10344">
          <text:p/>
        </draw:connector>
        <draw:connector draw:style-name="gr3" draw:text-style-name="P3" draw:layer="layout" draw:type="curve" svg:x1="27.807cm" svg:y1="34.294cm" svg:x2="24.159cm" svg:y2="32.677cm" draw:start-shape="id20" draw:start-glue-point="5" draw:end-shape="id18" draw:end-glue-point="8" svg:d="m27807 34294c0-1279-3648-471-3648-1617">
          <text:p/>
        </draw:connector>
        <draw:line draw:style-name="gr21" draw:text-style-name="P5" draw:layer="layout" svg:x1="9.246cm" svg:y1="4.166cm" svg:x2="34.646cm" svg:y2="4.166cm">
          <text:p/>
        </draw:line>
        <draw:line draw:style-name="gr21" draw:text-style-name="P5" draw:layer="layout" svg:x1="8.611cm" svg:y1="6.706cm" svg:x2="34.011cm" svg:y2="6.706cm">
          <text:p/>
        </draw:line>
        <draw:line draw:style-name="gr21" draw:text-style-name="P5" draw:layer="layout" svg:x1="9.278cm" svg:y1="8.866cm" svg:x2="34.678cm" svg:y2="8.866cm">
          <text:p/>
        </draw:line>
        <draw:line draw:style-name="gr21" draw:text-style-name="P5" draw:layer="layout" svg:x1="8.611cm" svg:y1="11.308cm" svg:x2="34.011cm" svg:y2="11.308cm">
          <text:p/>
        </draw:line>
        <draw:line draw:style-name="gr21" draw:text-style-name="P5" draw:layer="layout" svg:x1="-1.549cm" svg:y1="24.143cm" svg:x2="34.646cm" svg:y2="24.143cm">
          <text:p/>
        </draw:line>
        <draw:line draw:style-name="gr21" draw:text-style-name="P5" draw:layer="layout" svg:x1="-1.549cm" svg:y1="31.128cm" svg:x2="34.646cm" svg:y2="31.128cm">
          <text:p/>
        </draw:line>
        <draw:custom-shape draw:style-name="gr22" draw:text-style-name="P2" draw:id="id19" draw:layer="layout" svg:width="2.849cm" svg:height="0.857cm" svg:x="24.812cm" svg:y="16.231cm">
          <text:p text:style-name="P1"><text:span text:style-name="T1">Namespace</text:span></text:p>
          <draw:enhanced-geometry svg:viewBox="0 0 21600 21600" draw:glue-points="10800 0 3160 3160 0 10800 3160 18440 10800 21600 18440 18440 21600 10800 18440 3160" draw:text-areas="3180 3180 18420 18420" draw:mirror-horizontal="false" draw:mirror-vertical="false" draw:type="flowchart-connector" draw:enhanced-path="U 10800 10800 10800 10800 0 23592960 Z N"/>
        </draw:custom-shape>
        <draw:connector draw:style-name="gr3" draw:text-style-name="P3" draw:layer="layout" draw:type="curve" draw:line-skew="0.223cm" svg:x1="25.227cm" svg:y1="16.355cm" svg:x2="23.117cm" svg:y2="14.987cm" draw:start-shape="id19" draw:start-glue-point="5" svg:d="m25227 16355c0-1159-2110-476-2110-1368">
          <text:p/>
        </draw:connector>
        <draw:connector draw:style-name="gr8" draw:text-style-name="P3" draw:layer="layout" draw:type="curve" draw:line-skew="0.223cm" svg:x1="27.243cm" svg:y1="16.355cm" svg:x2="24.867cm" svg:y2="14.987cm" draw:start-shape="id19" draw:start-glue-point="11" svg:d="m27243 16355c0-1159-2376-476-2376-1368">
          <text:p/>
        </draw:connector>
        <draw:custom-shape draw:style-name="gr23" draw:text-style-name="P2" draw:id="id21" draw:layer="layout" svg:width="2.917cm" svg:height="0.605cm" svg:x="28.126cm" svg:y="18.801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8.551cm" svg:y1="18.888cm" svg:x2="25.227cm" svg:y2="16.962cm" draw:start-shape="id21" draw:start-glue-point="5" draw:end-shape="id19" draw:end-glue-point="7" svg:d="m28551 18888c0-1417-3324-455-3324-1926">
          <text:p/>
        </draw:connector>
        <draw:connector draw:style-name="gr8" draw:text-style-name="P3" draw:layer="layout" draw:type="curve" svg:x1="30.615cm" svg:y1="18.888cm" svg:x2="27.243cm" svg:y2="16.962cm" draw:start-shape="id21" draw:start-glue-point="11" draw:end-shape="id19" draw:end-glue-point="9" svg:d="m30615 18888c0-1417-3372-455-3372-1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tru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06T19:32:36</dc:date>
    <meta:editing-cycles>34</meta:editing-cycles>
    <meta:editing-duration>PT11H25M32S</meta:editing-duration>
    <dc:creator>Samurai Jack</dc:cre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